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96pt" officeooo:rsid="000bdc74" officeooo:paragraph-rsid="000bdc74" style:font-size-asian="96pt" style:font-size-complex="9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 submitted their C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Irving</meta:initial-creator>
    <meta:creation-date>2015-04-04T00:47:48.387647000</meta:creation-date>
    <dc:date>2015-04-04T01:05:50.543146000</dc:date>
    <dc:creator>Francis Irving</dc:creator>
    <meta:editing-duration>PT2M43S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9"/>
    <meta:generator>LibreOffice/4.4.0.3$MacOSX_X86_64 LibreOffice_project/de093506bcdc5fafd9023ee680b8c60e3e0645d7</meta:generator>
  </office:meta>
</office:document-meta>
</file>